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186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5.69cm"/>
    </style:style>
    <style:style style:name="co15" style:family="table-column">
      <style:table-column-properties fo:break-before="auto" style:column-width="13.751cm"/>
    </style:style>
    <style:style style:name="co16" style:family="table-column">
      <style:table-column-properties fo:break-before="auto" style:column-width="7.461cm"/>
    </style:style>
    <style:style style:name="co17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selected?</text:p>
          </table:table-cell>
          <table:table-cell table:style-name="ce1" office:value-type="string">
            <text:p>hasFLAIR?</text:p>
          </table:table-cell>
          <table:table-cell table:style-name="ce1" office:value-type="string">
            <text:p>mostlyISCHEMIC?</text:p>
          </table:table-cell>
          <table:table-cell table:style-name="ce1" office:value-type="string">
            <text:p>isGROUNDTRUTH?</text:p>
          </table:table-cell>
          <table:table-cell table:style-name="ce1"/>
          <table:table-cell table:style-name="ce1" office:value-type="string">
            <text:p>Lesion Load (ml)</text:p>
          </table:table-cell>
          <table:table-cell table:style-name="ce1" office:value-type="string">
            <text:p>Lesion Age (TSS)</text:p>
          </table:table-cell>
          <table:table-cell table:style-name="ce1" office:value-type="string">
            <text:p>NIH SS</text:p>
          </table:table-cell>
          <table:table-cell table:style-name="ce1" office:value-type="string">
            <text:p>Lesion Similar Hyperintensities?</text:p>
          </table:table-cell>
          <table:table-cell table:style-name="ce1" office:value-type="string">
            <text:p>Lesion Type</text:p>
          </table:table-cell>
          <table:table-cell table:style-name="ce1" table:number-columns-repeated="3"/>
          <table:table-cell table:style-name="ce1" office:value-type="string">
            <text:p>Remarks on ground truth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table:formula="of:=AND([.E2]; [.F2]; [.G2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8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table:formula="of:=AND([.E3]; [.F3]; [.G3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8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table:formula="of:=AND([.E4]; [.F4]; [.G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46.230492908">
            <text:p>246.2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table:formula="of:=AND([.E5]; [.F5]; [.G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37.5430095673">
            <text:p>37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mediu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table:formula="of:=AND([.E6]; [.F6]; [.G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344.167968904">
            <text:p>344.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string">
            <text:p>none</text:p>
          </table:table-cell>
          <table:table-cell office:value-type="string">
            <text:p>I + H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formula="of:=AND([.E7]; [.F7]; [.G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 table:style-name="ce2"/>
          <table:table-cell table:style-name="ce3" office:value-type="float" office:value="127.030884348">
            <text:p>127.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I + H</text:p>
          </table:table-cell>
          <table:table-cell table:style-name="ce2"/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table:formula="of:=AND([.E8]; [.F8]; [.G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71.209912222">
            <text:p>17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ediu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table:formula="of:=AND([.E9]; [.F9]; [.G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89.328425231">
            <text:p>289.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table:formula="of:=AND([.E10]; [.F10]; [.G1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8.45400386059">
            <text:p>8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table:formula="of:=AND([.E11]; [.F11]; [.G1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338.811548503">
            <text:p>338.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string">
            <text:p>big</text:p>
          </table:table-cell>
          <table:table-cell office:value-type="string">
            <text:p>I + H</text:p>
          </table:table-cell>
          <table:table-cell table:number-columns-repeated="3"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table:formula="of:=AND([.E12]; [.F12]; [.G1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2.5175193787">
            <text:p>42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/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table:formula="of:=AND([.E13]; [.F13]; [.G1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41.406157303">
            <text:p>141.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table:formula="of:=AND([.E14]; [.F14]; [.G1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20.600231171">
            <text:p>12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small</text:p>
          </table:table-cell>
          <table:table-cell office:value-type="string">
            <text:p>I + H</text:p>
          </table:table-cell>
          <table:table-cell/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table:formula="of:=AND([.E15]; [.F15]; [.G15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8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table:formula="of:=AND([.E16]; [.F16]; [.G1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4.2689292636">
            <text:p>44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 + H</text:p>
          </table:table-cell>
          <table:table-cell table:number-columns-repeated="4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table:formula="of:=AND([.E17]; [.F17]; [.G17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7"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table:formula="of:=AND([.E18]; [.F18]; [.G1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99.6311731737">
            <text:p>99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I + H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table:formula="of:=AND([.E19]; [.F19]; [.G1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5.3266412735">
            <text:p>45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 + H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table:formula="of:=AND([.E20]; [.F20]; [.G2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4.0822417679">
            <text:p>14.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table:formula="of:=AND([.E21]; [.F21]; [.G2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36.4530935183">
            <text:p>3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table:formula="of:=AND([.E22]; [.F22]; [.G2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89.4523568883">
            <text:p>89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table:formula="of:=AND([.E23]; [.F23]; [.G2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9.25311304379">
            <text:p>9.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/>
          <table:table-cell table:style-name="ce5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table:formula="of:=AND([.E24]; [.F24]; [.G2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7.9746869099">
            <text:p>28.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 table:formula="of:=AND([.E25]; [.F25]; [.G25])" office:value-type="boolean" office:boolean-value="false">
            <text:p>FALSE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"/>
          <table:table-cell table:number-columns-repeated="8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table:formula="of:=AND([.E26]; [.F26]; [.G2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8.2620689933">
            <text:p>18.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table:formula="of:=AND([.E27]; [.F27]; [.G2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0.6151701219">
            <text:p>40.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table:formula="of:=AND([.E28]; [.F28]; [.G28])" office:value-type="boolean" office:boolean-value="false">
            <text:p>FALSE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3"/>
          <table:table-cell table:number-columns-repeated="8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table:formula="of:=AND([.E29]; [.F29]; [.G29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12.598000264">
            <text:p>112.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table:formula="of:=AND([.E30]; [.F30]; [.G3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9.2523192348">
            <text:p>49.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small</text:p>
          </table:table-cell>
          <table:table-cell office:value-type="string">
            <text:p>I + H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AND([.E31]; [.F31]; [.G3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33.444527642">
            <text:p>233.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AND([.E32]; [.F32]; [.G3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42.8283013062">
            <text:p>42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none</text:p>
          </table:table-cell>
          <table:table-cell office:value-type="string">
            <text:p>I + H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table:formula="of:=AND([.E33]; [.F33]; [.G3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58.6863284883">
            <text:p>58.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formula="of:=AND([.E34]; [.F34]; [.G34])" office:value-type="boolean" office:boolean-value="true">
            <text:p>TRUE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/>
          <table:table-cell table:style-name="ce3" office:value-type="float" office:value="61.8339782715">
            <text:p>61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I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table:formula="of:=AND([.E35]; [.F35]; [.G3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1.3630821056">
            <text:p>2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table:formula="of:=AND([.E36]; [.F36]; [.G3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24.276147468">
            <text:p>124.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string">
            <text:p>middle</text:p>
          </table:table-cell>
          <table:table-cell office:value-type="string">
            <text:p>I + H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table:formula="of:=AND([.E37]; [.F37]; [.G37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72.1359262004">
            <text:p>72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string">
            <text:p>none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table:formula="of:=AND([.E38]; [.F38]; [.G38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.75805988121">
            <text:p>1.8</text:p>
          </table:table-cell>
          <table:table-cell table:number-columns-repeated="2"/>
          <table:table-cell office:value-type="string">
            <text:p>bi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formula="of:=AND([.E39]; [.F39]; [.G39]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number-columns-repeated="8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table:formula="of:=AND([.E40]; [.F40]; [.G40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8.64379163074">
            <text:p>8.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AND([.E41]; [.F41]; [.G41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73.737826482">
            <text:p>273.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string">
            <text:p>none</text:p>
          </table:table-cell>
          <table:table-cell office:value-type="string">
            <text:p>I + H</text:p>
          </table:table-cell>
          <table:table-cell table:number-columns-repeated="3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AND([.E42]; [.F42]; [.G42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117.789961435">
            <text:p>117.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table:formula="of:=AND([.E43]; [.F43]; [.G43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30.3010055662">
            <text:p>30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formula="of:=AND([.E44]; [.F44]; [.G44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95.2105058374">
            <text:p>95.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 table:number-columns-repeated="4"/>
        </table:table-row>
        <table:table-row table:style-name="ro4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table:formula="of:=AND([.E45]; [.F45]; [.G45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5.96119989657">
            <text:p>6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string">
            <text:p>I</text:p>
          </table:table-cell>
          <table:table-cell/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table:formula="of:=AND([.E46]; [.F46]; [.G46])" office:value-type="boolean" office:boolean-value="true">
            <text:p>TRUE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3" office:value-type="float" office:value="25.9580233068">
            <text:p>26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ig</text:p>
          </table:table-cell>
          <table:table-cell office:value-type="string">
            <text:p>I</text:p>
          </table:table-cell>
          <table:table-cell/>
          <table:table-cell table:style-name="ce2"/>
          <table:table-cell table:number-columns-repeated="2"/>
        </table:table-row>
        <table:table-row table:style-name="ro4">
          <table:table-cell table:number-columns-repeated="7"/>
          <table:table-cell office:value-type="string">
            <text:p>avg</text:p>
          </table:table-cell>
          <table:table-cell table:formula="of:=AVERAGE([.I2:.I46])" office:value-type="float" office:value="95.4841740359869">
            <text:p>95.484174036</text:p>
          </table:table-cell>
          <table:table-cell table:formula="of:=AVERAGE([.J2:.J46])" office:value-type="float" office:value="8.40540540540541">
            <text:p>8.4054054054</text:p>
          </table:table-cell>
          <table:table-cell table:formula="of:=AVERAGE([.K2:.K46])" office:value-type="float" office:value="7.24324324324324">
            <text:p>7.2432432432</text:p>
          </table:table-cell>
          <table:table-cell office:value-type="string">
            <text:p>Small-to-medium</text:p>
          </table:table-cell>
          <table:table-cell office:value-type="string">
            <text:p>11 \w H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>
            <text:p>std</text:p>
          </table:table-cell>
          <table:table-cell table:formula="of:=STDEV([.I2:.I46])" office:value-type="float" office:value="95.8763080279248">
            <text:p>95.8763080279</text:p>
          </table:table-cell>
          <table:table-cell table:formula="of:=STDEV([.J2:.J46])" office:value-type="float" office:value="4.31701709941444">
            <text:p>4.3170170994</text:p>
          </table:table-cell>
          <table:table-cell table:formula="of:=STDEV([.K2:.K46])" office:value-type="float" office:value="4.82703846061954">
            <text:p>4.8270384606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>
            <text:p>max</text:p>
          </table:table-cell>
          <table:table-cell table:formula="of:=MAX([.I2:.I46])" office:value-type="float" office:value="344.167968904">
            <text:p>344.167968904</text:p>
          </table:table-cell>
          <table:table-cell table:formula="of:=MAX([.J2:.J46])" office:value-type="float" office:value="22">
            <text:p>22</text:p>
          </table:table-cell>
          <table:table-cell table:formula="of:=MAX([.K2:.K46])" office:value-type="float" office:value="16">
            <text:p>16</text:p>
          </table:table-cell>
          <table:table-cell table:number-columns-repeated="6"/>
        </table:table-row>
        <table:table-row table:style-name="ro4">
          <table:table-cell table:number-columns-repeated="7"/>
          <table:table-cell office:value-type="string">
            <text:p>min</text:p>
          </table:table-cell>
          <table:table-cell table:formula="of:=MIN([.I3:.I47])" office:value-type="float" office:value="1.75805988121">
            <text:p>1.7580598812</text:p>
          </table:table-cell>
          <table:table-cell table:formula="of:=MIN([.J3:.J47])" office:value-type="float" office:value="1">
            <text:p>1</text:p>
          </table:table-cell>
          <table:table-cell table:formula="of:=MIN([.K3:.K47])" office:value-type="float" office:value="0">
            <text:p>0</text:p>
          </table:table-cell>
          <table:table-cell table:number-columns-repeated="6"/>
        </table:table-row>
        <table:table-row table:style-name="ro4" table:number-rows-repeated="1048525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5-15T17:00:03</dc:date>
    <dc:creator>Oskar Maier</dc:creator>
    <meta:editing-duration>P3DT2H51M26S</meta:editing-duration>
    <meta:editing-cycles>243</meta:editing-cycles>
    <meta:document-statistic meta:table-count="3" meta:cell-count="546" meta:object-count="0"/>
  </office:meta>
</office:document-meta>
</file>